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249cm" fo:margin-left="-0.191cm" fo:margin-top="0cm" fo:margin-bottom="0cm" table:align="left" style:writing-mode="lr-tb"/>
    </style:style>
    <style:style style:name="Tabla1.A" style:family="table-column">
      <style:table-column-properties style:column-width="15.249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Heading_20_1" style:list-style-name="">
      <style:paragraph-properties fo:line-height="100%" fo:text-align="start" style:justify-single-word="false" fo:orphans="2" fo:widows="2"/>
      <style:text-properties fo:language="es" fo:country="ES" fo:font-style="italic" officeooo:rsid="0016fff4" officeooo:paragraph-rsid="0016fff4" style:letter-kerning="false" style:language-asian="es" style:country-asian="ES" style:font-style-asian="italic" style:language-complex="ar" style:country-complex="SA"/>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List_20_Paragraph" style:list-style-name="WWNum1"/>
    <style:style style:name="P4" style:family="paragraph" style:parent-style-name="List_20_Paragraph" style:list-style-name="WWNum4"/>
    <style:style style:name="P5" style:family="paragraph" style:parent-style-name="List_20_Paragraph" style:list-style-name="WWNum2"/>
    <style:style style:name="P6" style:family="paragraph" style:parent-style-name="List_20_Paragraph" style:list-style-name="WWNum13"/>
    <style:style style:name="P7" style:family="paragraph" style:parent-style-name="List_20_Paragraph" style:list-style-name="WWNum9"/>
    <style:style style:name="P8" style:family="paragraph" style:parent-style-name="List_20_Paragraph" style:list-style-name="WWNum5"/>
    <style:style style:name="P9" style:family="paragraph" style:parent-style-name="List_20_Paragraph" style:list-style-name="WWNum6"/>
    <style:style style:name="P10" style:family="paragraph" style:parent-style-name="List_20_Paragraph" style:list-style-name="WWNum7"/>
    <style:style style:name="P11" style:family="paragraph" style:parent-style-name="List_20_Paragraph" style:list-style-name="WWNum8"/>
    <style:style style:name="P12" style:family="paragraph" style:parent-style-name="List_20_Paragraph" style:list-style-name="WWNum10"/>
    <style:style style:name="P13" style:family="paragraph" style:parent-style-name="List_20_Paragraph" style:list-style-name="WWNum12"/>
    <style:style style:name="P14" style:family="paragraph" style:parent-style-name="List_20_Paragraph" style:list-style-name="WWNum15"/>
    <style:style style:name="P15" style:family="paragraph" style:parent-style-name="List_20_Paragraph" style:list-style-name="WWNum16"/>
    <style:style style:name="P16" style:family="paragraph" style:parent-style-name="List_20_Paragraph" style:list-style-name="WWNum18"/>
    <style:style style:name="P17" style:family="paragraph" style:parent-style-name="List_20_Paragraph">
      <style:text-properties style:font-name="Helvetica" fo:font-size="10pt" style:font-size-asian="10pt" style:language-asian="es" style:country-asian="ES" style:font-name-complex="Helvetica1" style:font-size-complex="10pt"/>
    </style:style>
    <style:style style:name="P18" style:family="paragraph" style:parent-style-name="List_20_Paragraph" style:list-style-name="WWNum19"/>
    <style:style style:name="P19" style:family="paragraph" style:parent-style-name="List_20_Paragraph" style:list-style-name="WWNum20"/>
    <style:style style:name="P20" style:family="paragraph" style:parent-style-name="List_20_Paragraph" style:list-style-name="WWNum1">
      <style:text-properties style:text-underline-style="none" fo:background-color="#ffff00"/>
    </style:style>
    <style:style style:name="P21" style:family="paragraph" style:parent-style-name="List_20_Paragraph" style:list-style-name="WWNum4">
      <style:text-properties fo:background-color="#ffff00"/>
    </style:style>
    <style:style style:name="P22" style:family="paragraph" style:parent-style-name="List_20_Paragraph" style:list-style-name="WWNum5">
      <style:text-properties fo:background-color="#ffff00"/>
    </style:style>
    <style:style style:name="P23" style:family="paragraph" style:parent-style-name="List_20_Paragraph" style:list-style-name="WWNum10">
      <style:text-properties fo:background-color="#ffff00"/>
    </style:style>
    <style:style style:name="P24" style:family="paragraph" style:parent-style-name="List_20_Paragraph" style:list-style-name="WWNum12">
      <style:text-properties fo:background-color="#ffff00"/>
    </style:style>
    <style:style style:name="P25" style:family="paragraph" style:parent-style-name="List_20_Paragraph" style:list-style-name="WWNum15">
      <style:text-properties fo:background-color="#ffff00"/>
    </style:style>
    <style:style style:name="P26" style:family="paragraph" style:parent-style-name="List_20_Paragraph" style:list-style-name="WWNum19">
      <style:text-properties fo:background-color="#ffff00"/>
    </style:style>
    <style:style style:name="P27" style:family="paragraph" style:parent-style-name="List_20_Paragraph" style:list-style-name="WWNum20">
      <style:text-properties fo:background-color="#ffff00"/>
    </style:style>
    <style:style style:name="P28" style:family="paragraph" style:parent-style-name="List_20_Paragraph" style:list-style-name="WWNum2">
      <style:text-properties fo:background-color="#ffff00"/>
    </style:style>
    <style:style style:name="P29" style:family="paragraph" style:parent-style-name="List_20_Paragraph" style:list-style-name="WWNum6">
      <style:text-properties fo:background-color="#ffff00"/>
    </style:style>
    <style:style style:name="P30" style:family="paragraph" style:parent-style-name="List_20_Paragraph" style:list-style-name="WWNum8">
      <style:text-properties fo:background-color="#ffff00"/>
    </style:style>
    <style:style style:name="P31" style:family="paragraph" style:parent-style-name="List_20_Paragraph" style:list-style-name="WWNum2">
      <style:text-properties fo:background-color="transparent"/>
    </style:style>
    <style:style style:name="P32" style:family="paragraph" style:parent-style-name="List_20_Paragraph" style:list-style-name="WWNum8">
      <style:text-properties fo:background-color="transparent"/>
    </style:style>
    <style:style style:name="P33" style:family="paragraph" style:parent-style-name="List_20_Paragraph" style:list-style-name="WWNum13">
      <style:paragraph-properties fo:margin-left="1.259cm" fo:margin-right="0cm" fo:margin-top="0cm" fo:margin-bottom="0.635cm" style:contextual-spacing="true" fo:line-height="150%" fo:text-indent="-0.63cm" style:auto-text-indent="false"/>
    </style:style>
    <style:style style:name="P34" style:family="paragraph" style:parent-style-name="List_20_Paragraph" style:list-style-name="WWNum13">
      <style:paragraph-properties fo:margin-left="1.259cm" fo:margin-right="0cm" fo:margin-top="0cm" fo:margin-bottom="0.353cm" style:contextual-spacing="false" fo:text-indent="-0.63cm" style:auto-text-indent="false"/>
    </style:style>
    <style:style style:name="P35" style:family="paragraph" style:parent-style-name="List_20_Paragraph" style:list-style-name="WWNum12">
      <style:paragraph-properties fo:margin-left="1.259cm" fo:margin-right="0cm" fo:margin-top="0cm" fo:margin-bottom="0.353cm" style:contextual-spacing="false" fo:text-indent="-0.63cm" style:auto-text-indent="false"/>
    </style:style>
    <style:style style:name="P36" style:family="paragraph" style:parent-style-name="List_20_Paragraph" style:list-style-name="WWNum15">
      <style:paragraph-properties fo:margin-left="1.259cm" fo:margin-right="0cm" fo:margin-top="0cm" fo:margin-bottom="0.353cm" style:contextual-spacing="false" fo:text-indent="-0.63cm" style:auto-text-indent="false"/>
    </style:style>
    <style:style style:name="P37" style:family="paragraph" style:parent-style-name="List_20_Paragraph" style:list-style-name="WWNum16">
      <style:paragraph-properties fo:margin-left="1.259cm" fo:margin-right="0cm" fo:margin-top="0cm" fo:margin-bottom="0.353cm" style:contextual-spacing="false" fo:text-indent="-0.63cm" style:auto-text-indent="false"/>
      <style:text-properties fo:background-color="#ffff00"/>
    </style:style>
    <style:style style:name="P38" style:family="paragraph" style:parent-style-name="List_20_Paragraph" style:list-style-name="WWNum9">
      <style:paragraph-properties fo:margin-left="1.259cm" fo:margin-right="0cm" fo:margin-top="0cm" fo:margin-bottom="0.423cm" style:contextual-spacing="false" fo:text-indent="-0.63cm" style:auto-text-indent="false"/>
      <style:text-properties fo:background-color="#ffff00"/>
    </style:style>
    <style:style style:name="P39" style:family="paragraph" style:parent-style-name="List_20_Paragraph">
      <style:paragraph-properties fo:margin-left="1.259cm" fo:margin-right="0cm" fo:margin-top="0cm" fo:margin-bottom="0.353cm" style:contextual-spacing="false" fo:text-indent="0cm" style:auto-text-indent="false"/>
    </style:style>
    <style:style style:name="P40" style:family="paragraph" style:parent-style-name="Standard">
      <style:paragraph-properties fo:margin-left="1.249cm" fo:margin-right="0cm" fo:text-indent="0cm" style:auto-text-indent="false"/>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weight="bold" style:font-weight-asian="bold"/>
    </style:style>
    <style:style style:name="T4" style:family="text">
      <style:text-properties fo:language="en" fo:country="US"/>
    </style:style>
    <style:style style:name="T5" style:family="text">
      <style:text-properties style:font-name="Helvetica" fo:font-size="10pt" style:font-size-asian="10pt" style:language-asian="es" style:country-asian="ES" style:font-name-complex="Helvetica1" style:font-size-complex="10pt"/>
    </style:style>
    <style:style style:name="T6" style:family="text">
      <style:text-properties fo:background-color="#ffff00" loext:char-shading-value="0"/>
    </style:style>
    <style:style style:name="T7"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egundo cuestionario Evaluación Curso Java Cloud</text:h>
      <text:h text:style-name="Heading_20_1" text:outline-level="1"><text:span text:style-name="T1">Nombre: </text:span></text:h>
      <table:table table:name="Tabla1" table:style-name="Tabla1">
        <table:table-column table:style-name="Tabla1.A"/>
        <table:table-row table:style-name="Tabla1.1">
          <table:table-cell table:style-name="Tabla1.A1" office:value-type="string">
            <text:h text:style-name="P1" text:outline-level="1">Javier Maiz Quiquia</text:h>
          </table:table-cell>
        </table:table-row>
      </table:table>
      <text:p text:style-name="Standard"/>
      <text:list xml:id="list3650063006" text:style-name="WWNum13">
        <text:list-item>
          <text:p text:style-name="P33"><text:span text:style-name="T3">Para establecer el tamaño y posición de una ventana JFrame, se utiliza el método:</text:span></text:p>
        </text:list-item>
      </text:list>
      <text:list xml:id="list3597245155" text:style-name="WWNum1">
        <text:list-item>
          <text:p text:style-name="P20">setBounds</text:p>
        </text:list-item>
        <text:list-item>
          <text:p text:style-name="P3">setSize</text:p>
        </text:list-item>
        <text:list-item>
          <text:p text:style-name="P3">setLocation</text:p>
        </text:list-item>
        <text:list-item>
          <text:p text:style-name="P3">setState</text:p>
        </text:list-item>
      </text:list>
      <text:p text:style-name="List_20_Paragraph"/>
      <text:list xml:id="list122527956772203" text:continue-list="list3650063006" text:style-name="WWNum13">
        <text:list-item>
          <text:p text:style-name="P33"><text:span text:style-name="T3">¿Qué objeto JDBC permite crear conexiones contra una base de datos?</text:span></text:p>
        </text:list-item>
      </text:list>
      <text:list xml:id="list1998206202" text:style-name="WWNum4">
        <text:list-item>
          <text:p text:style-name="P4">EntityManager</text:p>
        </text:list-item>
        <text:list-item>
          <text:p text:style-name="P4">Statement</text:p>
        </text:list-item>
        <text:list-item>
          <text:p text:style-name="P21">DriverManager</text:p>
        </text:list-item>
        <text:list-item>
          <text:p text:style-name="P4">ResultSet</text:p>
        </text:list-item>
      </text:list>
      <text:p text:style-name="List_20_Paragraph"/>
      <text:list xml:id="list122526774560980" text:continue-list="list122527956772203" text:style-name="WWNum13">
        <text:list-item>
          <text:p text:style-name="P34"><text:span text:style-name="T3">¿Cuál de las siguientes implementaciones corresponde a un Callable?</text:span></text:p>
        </text:list-item>
      </text:list>
      <text:list xml:id="list2874473712" text:style-name="WWNum2">
        <text:list-item>
          <text:p text:style-name="P28">x-&gt;x*x</text:p>
        </text:list-item>
        <text:list-item>
          <text:p text:style-name="P5">System.out::println</text:p>
        </text:list-item>
        <text:list-item>
          <text:p text:style-name="P31">()-&gt;10</text:p>
        </text:list-item>
        <text:list-item>
          <text:p text:style-name="P31">x-&gt;System.out.println(x)</text:p>
        </text:list-item>
      </text:list>
      <text:p text:style-name="List_20_Paragraph"/>
      <text:list xml:id="list122526293008744" text:continue-list="list122526774560980" text:style-name="WWNum13">
        <text:list-item>
          <text:p text:style-name="P6"><text:span text:style-name="T3">Si </text:span><text:span text:style-name="T2">bt</text:span><text:span text:style-name="T3"> es un objeto JButton y </text:span><text:span text:style-name="T2">obj</text:span><text:span text:style-name="T3"> una variable que apunta a un objeto que implementa la interfaz de escucha de respuesta al evento click sobre un botón, ¿Qué instrucción asocia ese manejador de evento al botón?:</text:span></text:p>
        </text:list-item>
      </text:list>
      <text:list xml:id="list3904882779" text:style-name="WWNum9">
        <text:list-item>
          <text:p text:style-name="P7">this.add(bt,obj);</text:p>
        </text:list-item>
        <text:list-item>
          <text:p text:style-name="P7">bt.setAction(new Listener(obj));</text:p>
        </text:list-item>
        <text:list-item>
          <text:p text:style-name="P7">this.setLayout(obj);</text:p>
        </text:list-item>
        <text:list-item>
          <text:p text:style-name="P38">bt.addActionListener(obj);</text:p>
        </text:list-item>
      </text:list>
      <text:list xml:id="list122527383571504" text:continue-list="list122526293008744" text:style-name="WWNum13">
        <text:list-item>
          <text:p text:style-name="P34"><text:span text:style-name="T3">Indica cual de las siguientes cadenas de conexión a una base de datos mediante JDBC es correcta:</text:span></text:p>
        </text:list-item>
      </text:list>
      <text:list xml:id="list422223713" text:style-name="WWNum5">
        <text:list-item>
          <text:p text:style-name="P8">http://jdbc/sybase:6000/mydata</text:p>
        </text:list-item>
        <text:list-item>
          <text:p text:style-name="P8">sql://oracle:5000/myhost/mydata</text:p>
        </text:list-item>
        <text:list-item>
          <text:p text:style-name="P8">mysql:sql://localhost:3306/mydata</text:p>
        </text:list-item>
        <text:list-item>
          <text:p text:style-name="P22">jdbc:postgress://hostdb:25000/mydata</text:p>
        </text:list-item>
      </text:list>
      <text:p text:style-name="List_20_Paragraph"/>
      <text:list xml:id="list122528348593197" text:continue-list="list122527383571504" text:style-name="WWNum13">
        <text:list-item>
          <text:p text:style-name="P34"><text:soft-page-break/><text:span text:style-name="T3">Si </text:span><text:span text:style-name="T2">pt</text:span><text:span text:style-name="T3"> es una variable Path que apunta a un fichero de texto, ¿Qué instrucción nos muestra todas las líneas que tengan más de 20 caracteres?</text:span></text:p>
        </text:list-item>
      </text:list>
      <text:list xml:id="list3233553415" text:style-name="WWNum6">
        <text:list-item>
          <text:p text:style-name="P9">Files.get(pt).filter(n&gt;20).System.out.println();</text:p>
        </text:list-item>
        <text:list-item>
          <text:p text:style-name="P9">Files.lines(pt).filter(s-&gt;s.length()&gt;20).forEach(System.out::println);</text:p>
        </text:list-item>
        <text:list-item>
          <text:p text:style-name="P29">Files.readAllLines(pt).print(s-&gt;s.length()&gt;20);</text:p>
        </text:list-item>
        <text:list-item>
          <text:p text:style-name="P9">Files.read(pt).newBufferedReader(s-&gt;s.length()&gt;20).print();</text:p>
        </text:list-item>
      </text:list>
      <text:p text:style-name="List_20_Paragraph"/>
      <text:list xml:id="list122528017747798" text:continue-list="list122528348593197" text:style-name="WWNum13">
        <text:list-item>
          <text:p text:style-name="P34"><text:span text:style-name="T3">A través del siguiente código, pretendemos recuperar los empleados de una base de datos, cuyo nombre de departamento se encuentra en la variable dep. Indica el código que falta en la línea /*Insertar código aquí*/:</text:span></text:p>
        </text:list-item>
      </text:list>
      <text:p text:style-name="P40">String sql="select * from empleados where departamento=?1";</text:p>
      <text:p text:style-name="P40">PreparedStatement st=con.prepareStatement(sql);</text:p>
      <text:p text:style-name="P40">st.setString(1,dep);</text:p>
      <text:p text:style-name="P40">/*Insertar código aquí*/</text:p>
      <text:list xml:id="list1410720116" text:style-name="WWNum7">
        <text:list-item>
          <text:p text:style-name="P10">ResultSet rs=con.execute();</text:p>
        </text:list-item>
        <text:list-item>
          <text:p text:style-name="P10">ResultSet rs=con.executeQuery(sql);</text:p>
        </text:list-item>
        <text:list-item>
          <text:p text:style-name="P10">ResultSet rs=st.execute(sql);</text:p>
        </text:list-item>
        <text:list-item>
          <text:p text:style-name="P10"><text:span text:style-name="T7">ResultSet rs=st.executeQuery()</text:span>;</text:p>
        </text:list-item>
      </text:list>
      <text:p text:style-name="List_20_Paragraph"/>
      <text:list xml:id="list122527007224521" text:continue-list="list122528017747798" text:style-name="WWNum13">
        <text:list-item>
          <text:p text:style-name="P34"><text:span text:style-name="T3">Indica cual de las siguientes afirmaciones sobre el uso de las clases/interfaces de multitarea en Java es INCORRECTA</text:span></text:p>
        </text:list-item>
      </text:list>
      <text:list xml:id="list1781860956" text:style-name="WWNum8">
        <text:list-item>
          <text:p text:style-name="P11">No es posible llamar dos veces al método start() sobre un mismo objeto Thread</text:p>
        </text:list-item>
        <text:list-item>
          <text:p text:style-name="P30">Es posible crear un objeto Thread a partir de un Runnable, pero no de un Callable</text:p>
        </text:list-item>
        <text:list-item>
          <text:p text:style-name="P32">Para implementar Runnable es necesario sobrescribir run() y start()</text:p>
        </text:list-item>
        <text:list-item>
          <text:p text:style-name="P11">Para acceder al valor devuelto por una tarea Callable utilizamos la interfaz Future</text:p>
        </text:list-item>
      </text:list>
      <text:p text:style-name="List_20_Paragraph"/>
      <text:list xml:id="list122527165674054" text:continue-list="list122527007224521" text:style-name="WWNum13">
        <text:list-item>
          <text:p text:style-name="P34"><text:span text:style-name="T3">Dado el siguiente código:</text:span></text:p>
        </text:list-item>
      </text:list>
      <text:p text:style-name="P39"><text:span text:style-name="T3">ExecutorService executor=Executors.newCachedThreadPool();</text:span></text:p>
      <text:p text:style-name="P39"><text:span text:style-name="T3">executor.submit(()-&gt;System.out.println("hello"));</text:span></text:p>
      <text:p text:style-name="P39"><text:span text:style-name="T3">executor.submit(()-&gt;{System.out.println("by"); return 10;});</text:span></text:p>
      <text:p text:style-name="P39"><text:span text:style-name="T3">¿Qué ocurrirá al ejecutar el código anterior?</text:span></text:p>
      <text:list xml:id="list1313296605" text:style-name="WWNum10">
        <text:list-item>
          <text:p text:style-name="P12">Se imprimirá hello by</text:p>
        </text:list-item>
        <text:list-item>
          <text:p text:style-name="P23">Se imprimirá hello by 10</text:p>
        </text:list-item>
        <text:list-item>
          <text:p text:style-name="P12">Se imprimirá hello y by, en cualquier orden</text:p>
        </text:list-item>
        <text:list-item>
          <text:p text:style-name="P12">Se imprimirá hello, by y 10, en cualquier orden</text:p>
        </text:list-item>
      </text:list>
      <text:p text:style-name="List_20_Paragraph"/>
      <text:p text:style-name="List_20_Paragraph"/>
      <text:p text:style-name="List_20_Paragraph"><text:soft-page-break/></text:p>
      <text:list xml:id="list122528130189944" text:continue-list="list122527165674054" text:style-name="WWNum13">
        <text:list-item>
          <text:p text:style-name="P34"><text:span text:style-name="T3">Si vamos a desarrollar una aplicación donde varios hilos van a tratar de forma concurrente con una lista, ¿cuál es la forma más simple y óptima de abordar el problema?</text:span></text:p>
        </text:list-item>
      </text:list>
      <text:list xml:id="list988025701" text:style-name="WWNum12">
        <text:list-item>
          <text:p text:style-name="P24"><text:span text:style-name="T4">Utilizar la clase CopyOnWriteArrayList</text:span></text:p>
        </text:list-item>
        <text:list-item>
          <text:p text:style-name="P13"><text:span text:style-name="T4">Utilizar la clase ArrayList dentro de un bloque sincronizado</text:span></text:p>
        </text:list-item>
        <text:list-item>
          <text:p text:style-name="P13"><text:span text:style-name="T4">Utilizar la clase Vector</text:span></text:p>
        </text:list-item>
        <text:list-item>
          <text:p text:style-name="P35"><text:span text:style-name="T4">Crear un implementación personalizada de List</text:span></text:p>
        </text:list-item>
      </text:list>
      <text:list xml:id="list122526242895382" text:continue-list="list122528130189944" text:style-name="WWNum13">
        <text:list-item>
          <text:p text:style-name="P34"><text:span text:style-name="T3">¿Cuál de las siguientes interfaces debe implementar una clase para proporcionar el modelo de datos de un JTable?</text:span></text:p>
        </text:list-item>
      </text:list>
      <text:list xml:id="list2223565172" text:style-name="WWNum15">
        <text:list-item>
          <text:p text:style-name="P14"><text:span text:style-name="T4">Vector</text:span></text:p>
        </text:list-item>
        <text:list-item>
          <text:p text:style-name="P14"><text:span text:style-name="T4">ListModel</text:span></text:p>
        </text:list-item>
        <text:list-item>
          <text:p text:style-name="P25"><text:span text:style-name="T4">TableModel</text:span></text:p>
        </text:list-item>
        <text:list-item>
          <text:p text:style-name="P36"><text:span text:style-name="T4">JScrollPane</text:span></text:p>
        </text:list-item>
      </text:list>
      <text:list xml:id="list122527698068968" text:continue-list="list122526242895382" text:style-name="WWNum13">
        <text:list-item>
          <text:p text:style-name="P34"><text:span text:style-name="T3">Para que un objeto se cierre automáticamente en un try con recursos, la clase a la que pertenece tiene que:</text:span></text:p>
        </text:list-item>
      </text:list>
      <text:list xml:id="list1940486853" text:style-name="WWNum16">
        <text:list-item>
          <text:p text:style-name="P15">Implementar la interfaz Serializable</text:p>
        </text:list-item>
        <text:list-item>
          <text:p text:style-name="P15">Sobrescribir el método close() de la clase Closeable</text:p>
        </text:list-item>
        <text:list-item>
          <text:p text:style-name="P15">Implementar el método writeObject()</text:p>
        </text:list-item>
        <text:list-item>
          <text:p text:style-name="P37"><text:span text:style-name="T4">Implementar el método close() de la interfaz AutoCloseable</text:span></text:p>
        </text:list-item>
      </text:list>
      <text:list xml:id="list122526845215370" text:continue-list="list122527698068968" text:style-name="WWNum13">
        <text:list-item>
          <text:p text:style-name="P34"><text:span text:style-name="T3">Indica cual de las siguientes afirmaciones es correcta:</text:span></text:p>
        </text:list-item>
      </text:list>
      <text:list xml:id="list1461704829" text:style-name="WWNum18">
        <text:list-item>
          <text:p text:style-name="P16"><text:span text:style-name="T5">Si una clase que implementa Serializable hereda otra clase que no implementa Serializable, los atributos de instancia heredados no se serializan</text:span></text:p>
        </text:list-item>
        <text:list-item>
          <text:p text:style-name="P16"><text:span text:style-name="T5">Un record no puede ser serializado</text:span></text:p>
        </text:list-item>
        <text:list-item>
          <text:p text:style-name="P16"><text:span text:style-name="T5">Los atributos transient de una clase que no implementa Serializable son los únicos que se serializan al guardar un objeto de la clase en un fichero</text:span></text:p>
        </text:list-item>
        <text:list-item>
          <text:p text:style-name="P16"><text:span text:style-name="T5">Al deserializar un objeto de una clase Serializable se llamará al constructor sin parámetros de su clase </text:span></text:p>
        </text:list-item>
      </text:list>
      <text:p text:style-name="P17"/>
      <text:list xml:id="list122528217709240" text:continue-list="list122526845215370" text:style-name="WWNum13">
        <text:list-item>
          <text:p text:style-name="P34"><text:span text:style-name="T3">¿Cuál de las siguientes definiciones de una enumeración es correcta?</text:span></text:p>
        </text:list-item>
      </text:list>
      <text:list xml:id="list1026779856" text:style-name="WWNum19">
        <text:list-item>
          <text:p text:style-name="P18">enum datos{datos.p1;datos.p3;}</text:p>
        </text:list-item>
        <text:list-item>
          <text:p text:style-name="P18">enum datos{n=1, k=3,b=7;}</text:p>
        </text:list-item>
        <text:list-item>
          <text:p text:style-name="P18">enum datos{dato1,dato2,dato3;}</text:p>
        </text:list-item>
        <text:list-item>
          <text:p text:style-name="P26">enum datos{DATA(5), NONE(10)}</text:p>
        </text:list-item>
      </text:list>
      <text:p text:style-name="List_20_Paragraph"/>
      <text:list xml:id="list122527385163345" text:continue-list="list122528217709240" text:style-name="WWNum13">
        <text:list-item>
          <text:p text:style-name="P34"><text:span text:style-name="T3">Indica sobre cuál de las siguientes clases se podría aplicar multitarea:</text:span></text:p>
        </text:list-item>
      </text:list>
      <text:list xml:id="list2956490996" text:style-name="WWNum20">
        <text:list-item>
          <text:p text:style-name="P19">class Clase1 implements Callable&lt;Integer&gt;</text:p>
        </text:list-item>
        <text:list-item>
          <text:p text:style-name="P27">class Clase2 implements Thread</text:p>
        </text:list-item>
        <text:list-item>
          <text:p text:style-name="P19">class Clase3 extends ExecutorService</text:p>
        </text:list-item>
        <text:list-item>
          <text:p text:style-name="P19">class Clase4 extends Runnable</text:p>
        </text:list-item>
      </text:list>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 style:font-family-complex="'Times New Roman'" style:font-family-generic-complex="system" style:font-pitch-complex="variable"/>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tonio</meta:initial-creator>
    <meta:editing-cycles>4</meta:editing-cycles>
    <meta:creation-date>2024-06-04T20:53:00</meta:creation-date>
    <dc:date>2024-06-05T12:25:26.033000000</dc:date>
    <meta:editing-duration>PT5M39S</meta:editing-duration>
    <meta:generator>LibreOffice/7.0.2.2$Windows_X86_64 LibreOffice_project/8349ace3c3162073abd90d81fd06dcfb6b36b994</meta:generator>
    <meta:document-statistic meta:table-count="1" meta:image-count="0" meta:object-count="0" meta:page-count="4" meta:paragraph-count="86" meta:word-count="638" meta:character-count="4400" meta:non-whitespace-character-count="39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